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1-ый топ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2-ый топ</text:p>
          </table:table-cell>
          <table:covered-table-cell table:number-columns-repeated="2" table:style-name="ce1"/>
          <table:table-cell office:value-type="string" calcext:value-type="string">
            <text:p>вес критерия</text:p>
          </table:table-cell>
          <table:table-cell table:style-name="ce1" office:value-type="string" calcext:value-type="string" table:number-columns-spanned="2" table:number-rows-spanned="1">
            <text:p>Критерии оценивая</text:p>
          </table:table-cell>
          <table:covered-table-cell/>
          <table:table-cell/>
          <table:table-cell office:value-type="string" calcext:value-type="string">
            <text:p>таблицы</text:p>
          </table:table-cell>
        </table:table-row>
        <table:table-row table:style-name="ro1">
          <table:table-cell table:style-name="ce1" office:value-type="string" calcext:value-type="string">
            <text:p>место</text:p>
          </table:table-cell>
          <table:table-cell table:style-name="ce1" office:value-type="string" calcext:value-type="string">
            <text:p>Фото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баллы</text:p>
          </table:table-cell>
          <table:table-cell table:style-name="ce1" office:value-type="string" calcext:value-type="string">
            <text:p>Фото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балл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енинг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Эдинг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саунд дизай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рисовка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количество кадров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динамика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темп повествования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прописанность персонажей</text:p>
          </table:table-cell>
          <table:table-cell table:number-columns-repeated="3"/>
        </table:table-row>
      </table:table>
      <table:table table:name="Повседневность" table:style-name="ta1">
        <table:table-column table:style-name="co1" table:default-cell-style-name="Default"/>
        <table:table-row table:style-name="ro1">
          <table:table-cell/>
        </table:table-row>
      </table:table>
      <table:table table:name="Фентези" table:style-name="ta1">
        <table:table-column table:style-name="co1" table:default-cell-style-name="Default"/>
        <table:table-row table:style-name="ro1">
          <table:table-cell/>
        </table:table-row>
      </table:table>
      <table:table table:name="Исеекай" table:style-name="ta1">
        <table:table-column table:style-name="co1" table:default-cell-style-name="Default"/>
        <table:table-row table:style-name="ro1">
          <table:table-cell/>
        </table:table-row>
      </table:table>
      <table:table table:name="Сенэн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3:33:55.412794066</meta:creation-date>
    <dc:date>2025-08-26T18:45:01.072822492</dc:date>
    <meta:editing-duration>PT4H19M19S</meta:editing-duration>
    <meta:editing-cycles>3</meta:editing-cycles>
    <meta:generator>LibreOffice/25.2.5.2$Linux_X86_64 LibreOffice_project/520$Build-2</meta:generator>
    <meta:document-statistic meta:table-count="5" meta:cell-count="26" meta:object-count="0"/>
  </office:meta>
</office:document-meta>
</file>